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35cm" fo:min-width="13.7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.7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.7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1" style:family="graphic" style:parent-style-name="standard" style:list-style-name="L2">
      <style:graphic-properties draw:textarea-horizontal-align="justify" draw:textarea-vertical-align="middle" draw:auto-grow-height="false" fo:min-height="1.018cm" fo:min-width="2.808cm" fo:wrap-option="wrap"/>
    </style:style>
    <style:style style:name="gr1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objectwithoutfill">
      <style:graphic-properties draw:fill="none" draw:textarea-vertical-align="middle"/>
    </style:style>
    <style:style style:name="gr164" style:family="graphic" style:parent-style-name="objectwithoutfill">
      <style:graphic-properties draw:marker-start="Arrow" draw:marker-end="Arrow" draw:fill="none" draw:textarea-vertical-align="middle"/>
    </style:style>
    <style:style style:name="gr165" style:family="graphic" style:parent-style-name="standard" style:list-style-name="L2">
      <style:graphic-properties draw:stroke="none" draw:fill="none" fo:min-height="0.32cm"/>
    </style:style>
    <style:style style:name="gr166" style:family="graphic" style:parent-style-name="standard" style:list-style-name="L2">
      <style:graphic-properties draw:stroke="none" draw:fill="none" fo:min-height="0.63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75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90" style:family="graphic" style:parent-style-name="standard" style:list-style-name="L2">
      <style:graphic-properties draw:textarea-horizontal-align="justify" draw:textarea-vertical-align="middle" draw:auto-grow-height="false" fo:min-height="1.018cm" fo:min-width="2.808cm" fo:wrap-option="wrap"/>
    </style:style>
    <style:style style:name="gr1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026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21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026cm"/>
    </style:style>
    <style:style style:name="gr2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9" style:family="graphic" style:parent-style-name="standard">
      <style:graphic-properties draw:fill="none" draw:textarea-vertical-align="middle" draw:auto-grow-height="false" fo:min-height="3.922cm" fo:min-width="0cm"/>
    </style:style>
    <style:style style:name="gr240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70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objectwithoutfill">
      <style:graphic-properties draw:marker-start="Arrow" draw:marker-end="Arrow" draw:fill="none" draw:textarea-vertical-align="middle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2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56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5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8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72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73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74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7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7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/>
      <style:text-properties fo:font-size="8pt" style:font-size-asian="8pt" style:font-size-complex="18pt"/>
    </style:style>
    <style:style style:name="P2" style:family="paragraph">
      <style:paragraph-properties fo:text-align="center" style:writing-mode="lr-tb"/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left="0cm" fo:margin-right="0cm" fo:margin-top="0.1cm" fo:margin-bottom="0.1cm" fo:line-height="100%" fo:text-align="start" fo:text-indent="0cm"/>
    </style:style>
    <style:style style:name="P11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text-align="center"/>
      <style:text-properties fo:font-size="8pt" style:font-size-asian="8pt"/>
    </style:style>
    <style:style style:name="P17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8" style:family="paragraph">
      <style:paragraph-properties fo:margin-top="0.1cm" fo:margin-bottom="0.1cm"/>
    </style:style>
    <style:style style:name="P19" style:family="paragraph">
      <loext:graphic-properties draw:fill-color="#ff6600"/>
      <style:paragraph-properties fo:margin-top="0.1cm" fo:margin-bottom="0.1cm" fo:text-align="center"/>
    </style:style>
    <style:style style:name="P2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1" style:family="paragraph">
      <style:paragraph-properties fo:margin-left="0cm" fo:margin-right="0cm" fo:margin-top="0.1cm" fo:margin-bottom="0.1cm" fo:text-align="start" fo:text-indent="0cm"/>
    </style:style>
    <style:style style:name="P2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18pt" style:font-size-complex="18pt"/>
    </style:style>
    <style:style style:name="T7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8" style:family="text">
      <style:text-properties fo:color="#000000" fo:font-size="8pt" style:font-size-asian="8pt" style:font-size-complex="8pt"/>
    </style:style>
    <style:style style:name="T9" style:family="text">
      <style:text-properties fo:color="#000000" fo:font-size="8pt" style:font-size-asian="8pt" style:font-size-complex="18pt"/>
    </style:style>
    <style:style style:name="T10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寻址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5">C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5">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5">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5">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4cm" svg:x="11.177cm" svg:y="6.8cm">
          <text:p text:style-name="P3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5">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5">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4.2cm" svg:height="6.6cm" svg:x="0.6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4.2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3.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0.853cm" svg:y="13.6cm">
          <text:p text:style-name="P5">C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3cm" svg:y="14.401cm">
          <text:p text:style-name="P5">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0.853cm" svg:y="14.801cm">
          <text:p text:style-name="P5">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0.853cm" svg:y="14cm">
          <text:p text:style-name="P5">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5.454cm" svg:y="15.301cm">
          <text:p text:style-name="P5">基地址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5.531cm" svg:y="17.001cm">
          <text:p text:style-name="P5">指令内部地址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01cm" svg:y="16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5.3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5cm" svg:y1="15.7cm" svg:x2="9.7cm" svg:y2="17.3cm" draw:start-shape="id7" draw:start-glue-point="2" draw:end-shape="id8" draw:end-glue-point="1" svg:d="M12375 15700v1600h-2675" svg:viewBox="0 0 2676 1601">
          <text:p/>
        </draw:connector>
        <draw:custom-shape draw:style-name="gr42" draw:text-style-name="P8" draw:layer="layout" svg:width="0.8cm" svg:height="0.8cm" svg:x="7.101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5.531cm" svg:y="18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8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2cm" svg:y1="18.4cm" svg:x2="9.5cm" svg:y2="19.2cm" draw:start-shape="id9" draw:start-glue-point="2" draw:end-shape="id10" draw:end-glue-point="1" svg:d="M12452 18400v800h-2952" svg:viewBox="0 0 2953 801">
          <text:p/>
        </draw:connector>
        <draw:custom-shape draw:style-name="gr4" draw:text-style-name="P6" draw:layer="layout" svg:width="2.548cm" svg:height="0.4cm" svg:x="0.854cm" svg:y="15.207cm">
          <text:p text:style-name="P5">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0.854cm" svg:y="15.607cm">
          <text:p text:style-name="P5">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3.2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11.054cm" svg:y="13.601cm">
          <text:p text:style-name="P5">基地址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1.054cm" svg:y="14.402cm">
          <text:p text:style-name="P5">段权限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11.054cm" svg:y="14.001cm">
          <text:p text:style-name="P5">段长度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11.054cm" svg:y1="13.801cm" svg:x2="9.654cm" svg:y2="15.6cm" draw:start-shape="id11" draw:start-glue-point="3" svg:d="M11054 13801h-554v1799h-846" svg:viewBox="0 0 1401 1800">
          <text:p/>
        </draw:connector>
        <draw:custom-shape draw:style-name="gr80" draw:text-style-name="P9" draw:layer="layout" svg:width="14.2cm" svg:height="8.7cm" svg:x="0.6cm" svg:y="1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4.2cm" svg:height="1cm" svg:x="0.6cm" svg:y="10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9.053cm" svg:y="14.201cm">
          <text:p text:style-name="P5">T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4.5cm" svg:y="14.201cm">
          <text:p text:style-name="P5">index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9.396cm" svg:y="14.201cm">
          <text:p text:style-name="P5">RPL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8.452cm" svg:y="12.4cm">
          <text:p text:style-name="P5">GDTR/LDTR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7.6cm" svg:y="12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6.776cm" svg:y1="14.201cm" svg:x2="7.6cm" svg:y2="12.65cm" draw:start-shape="id12" draw:start-glue-point="0" draw:end-shape="id13" draw:end-glue-point="6" svg:d="M6776 14201v-1551h824" svg:viewBox="0 0 825 1552">
          <text:p/>
        </draw:connector>
        <draw:connector draw:style-name="gr23" draw:text-style-name="P7" draw:layer="layout" svg:x1="10.9cm" svg:y1="12.6cm" svg:x2="12.328cm" svg:y2="13.201cm" draw:start-shape="id14" draw:start-glue-point="1" draw:end-shape="id15" svg:d="M10900 12600h1428v601" svg:viewBox="0 0 1429 602">
          <text:p/>
        </draw:connector>
        <draw:connector draw:style-name="gr85" draw:text-style-name="P7" draw:layer="layout" svg:x1="3.401cm" svg:y1="13.8cm" svg:x2="4.5cm" svg:y2="14.5cm" draw:start-shape="id16" draw:start-glue-point="1" draw:end-shape="id12" draw:end-glue-point="3" svg:d="M3401 13800h550v700h549" svg:viewBox="0 0 1100 701">
          <text:p/>
        </draw:connector>
      </draw:page>
      <draw:page draw:name="page3" draw:style-name="dp1" draw:master-page-name="Default">
        <draw:custom-shape draw:style-name="gr86" draw:text-style-name="P4" draw:layer="layout" svg:width="2.081cm" svg:height="0.4cm" svg:x="29.9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xml:id="id19" draw:id="id19" draw:layer="layout" svg:width="2.081cm" svg:height="0.4cm" svg:x="29.9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xml:id="id17" draw:id="id17" draw:layer="layout" svg:width="2.081cm" svg:height="0.4cm" svg:x="29.9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18" draw:id="id18" draw:layer="layout" svg:width="2.081cm" svg:height="0.4cm" svg:x="33.0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20" draw:id="id20" draw:layer="layout" svg:width="2.08cm" svg:height="0.4cm" svg:x="33.1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0" draw:text-style-name="P4" xml:id="id22" draw:id="id22" draw:layer="layout" svg:width="2.547cm" svg:height="0.4cm" svg:x="4.258cm" svg:y="2.8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547cm" svg:height="0.4cm" svg:x="4.258cm" svg:y="3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xml:id="id23" draw:id="id23" draw:layer="layout" svg:width="2.547cm" svg:height="0.4cm" svg:x="4.258cm" svg:y="4.007cm">
          <text:p text:style-name="P3"><text:span text:style-name="T2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5" draw:id="id25" draw:layer="layout" svg:width="2.547cm" svg:height="0.4cm" svg:x="4.258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draw:layer="layout" svg:width="2.547cm" svg:height="0.4cm" svg:x="4.258cm" svg:y="3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547cm" svg:height="0.4cm" svg:x="4.258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547cm" svg:height="0.4cm" svg:x="4.258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548cm" svg:height="0.4cm" svg:x="4.258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1.401cm" svg:x2="4.258cm" svg:y2="3.006cm" draw:start-shape="id21" draw:start-glue-point="3" draw:end-shape="id22" draw:end-glue-point="3" svg:d="M1900 11401h-700v-8395h3058" svg:viewBox="0 0 3059 8396">
          <text:p/>
        </draw:connector>
        <draw:custom-shape draw:style-name="gr118" draw:text-style-name="P4" xml:id="id24" draw:id="id24" draw:layer="layout" svg:width="2.548cm" svg:height="0.4cm" svg:x="8.051cm" svg:y="2.8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" xml:id="id27" draw:id="id27" draw:layer="layout" svg:width="2.548cm" svg:height="0.4cm" svg:x="8.051cm" svg:y="3.207cm">
          <text:p text:style-name="P3"><text:span text:style-name="T2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draw:layer="layout" svg:width="2.548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548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draw:layer="layout" svg:width="2.548cm" svg:height="0.4cm" svg:x="8.051cm" svg:y="4.8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8.05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7cm" svg:height="0.4cm" svg:x="8.052cm" svg:y="5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207cm" svg:x2="8.051cm" svg:y2="3.007cm" draw:start-shape="id23" draw:start-glue-point="1" draw:end-shape="id24" draw:end-glue-point="3" svg:d="M6805 4207h623v-1200h623" svg:viewBox="0 0 1247 1201">
          <text:p/>
        </draw:connector>
        <draw:custom-shape draw:style-name="gr126" draw:text-style-name="P4" xml:id="id26" draw:id="id26" draw:layer="layout" svg:width="2.547cm" svg:height="0.4cm" svg:x="8.052cm" svg:y="5.9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7cm" svg:height="0.4cm" svg:x="8.052cm" svg:y="6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8.052cm" svg:y="7.1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7cm" svg:height="0.4cm" svg:x="8.052cm" svg:y="7.5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7cm" svg:height="0.4cm" svg:x="8.052cm" svg:y="6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7cm" svg:height="0.4cm" svg:x="8.052cm" svg:y="7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7cm" svg:height="0.4cm" svg:x="8.052cm" svg:y="8.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2.547cm" svg:height="0.4cm" svg:x="8.053cm" svg:y="8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607cm" svg:x2="8.052cm" svg:y2="6.108cm" draw:start-shape="id25" draw:start-glue-point="1" draw:end-shape="id26" draw:end-glue-point="3" svg:d="M6805 4607h623v1501h624" svg:viewBox="0 0 1248 1502">
          <text:p/>
        </draw:connector>
        <draw:custom-shape draw:style-name="gr134" draw:text-style-name="P4" xml:id="id28" draw:id="id28" draw:layer="layout" svg:width="2.548cm" svg:height="0.4cm" svg:x="11.752cm" svg:y="2.8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draw:layer="layout" svg:width="2.548cm" svg:height="0.4cm" svg:x="11.7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599cm" svg:y1="3.407cm" svg:x2="11.752cm" svg:y2="3cm" draw:start-shape="id27" draw:start-glue-point="1" draw:end-shape="id28" draw:end-glue-point="3" svg:d="M10599 3407h577v-407h576" svg:viewBox="0 0 1154 408">
          <text:p/>
        </draw:connector>
        <draw:custom-shape draw:style-name="gr141" draw:text-style-name="P5" draw:layer="layout" svg:width="4.7cm" svg:height="1.8cm" svg:x="2.448cm" svg:y="0.604cm">
          <text:p text:style-name="P3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1.7102744097 28760.02220988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2" draw:text-style-name="P11" xml:id="id36" draw:id="id36" draw:layer="layout" svg:width="3.286cm" svg:height="0.4cm" svg:x="15.8cm" svg:y="4.59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xml:id="id29" draw:id="id29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xml:id="id33" draw:id="id33" draw:layer="layout" svg:width="3.286cm" svg:height="0.4cm" svg:x="15.8cm" svg:y="4.9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" xml:id="id39" draw:id="id39" draw:layer="layout" svg:width="3.849cm" svg:height="0.4cm" svg:x="15.4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4" xml:id="id30" draw:id="id30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6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6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55" draw:text-style-name="P11" xml:id="id31" draw:id="id31" draw:layer="layout" svg:width="3.286cm" svg:height="0.4cm" svg:x="15.801cm" svg:y="6.991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draw:layer="layout" svg:width="3.286cm" svg:height="0.4cm" svg:x="15.802cm" svg:y="7.3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1" draw:layer="layout" svg:width="3.286cm" svg:height="0.4cm" svg:x="15.802cm" svg:y="7.7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1" draw:layer="layout" svg:width="3.286cm" svg:height="0.4cm" svg:x="15.803cm" svg:y="8.1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1" draw:layer="layout" svg:width="3.286cm" svg:height="0.4cm" svg:x="15.802cm" svg:y="8.59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1" draw:layer="layout" svg:width="3.286cm" svg:height="0.4cm" svg:x="15.803cm" svg:y="8.9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1" draw:layer="layout" svg:width="3.286cm" svg:height="0.4cm" svg:x="15.803cm" svg:y="9.393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1" draw:layer="layout" svg:width="3.286cm" svg:height="0.4cm" svg:x="15.804cm" svg:y="9.794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3" draw:text-style-name="P7" draw:layer="layout" svg:x1="19.048cm" svg:y1="9.004cm" svg:x2="20.948cm" svg:y2="9.004cm">
          <text:p/>
        </draw:line>
        <draw:line draw:style-name="gr163" draw:text-style-name="P7" draw:layer="layout" svg:x1="19.048cm" svg:y1="10.204cm" svg:x2="20.948cm" svg:y2="10.204cm">
          <text:p/>
        </draw:line>
        <draw:line draw:style-name="gr163" draw:text-style-name="P7" draw:layer="layout" svg:x1="19.048cm" svg:y1="7.004cm" svg:x2="20.948cm" svg:y2="7.004cm">
          <text:p/>
        </draw:line>
        <draw:line draw:style-name="gr164" draw:text-style-name="P7" draw:layer="layout" svg:x1="20.448cm" svg:y1="7.004cm" svg:x2="20.448cm" svg:y2="9.004cm">
          <text:p/>
        </draw:line>
        <draw:line draw:style-name="gr164" draw:text-style-name="P7" draw:layer="layout" svg:x1="20.448cm" svg:y1="9.104cm" svg:x2="20.448cm" svg:y2="10.204cm">
          <text:p/>
        </draw:line>
        <draw:frame draw:style-name="gr165" draw:text-style-name="P12" draw:layer="layout" svg:width="2.229cm" svg:height="0.57cm" svg:x="19.419cm" svg:y="9.334cm">
          <draw:text-box>
            <text:p text:style-name="P10"><text:span text:style-name="T2">ZONE_DMA</text:span></text:p>
          </draw:text-box>
        </draw:frame>
        <draw:frame draw:style-name="gr166" draw:text-style-name="P12" draw:layer="layout" svg:width="3.028cm" svg:height="0.887cm" svg:x="19.6cm" svg:y="7.613cm">
          <draw:text-box>
            <text:p text:style-name="P10"><text:span text:style-name="T2">ZONE_NORMAL</text:span></text:p>
          </draw:text-box>
        </draw:frame>
        <draw:custom-shape draw:style-name="gr167" draw:text-style-name="P4" draw:layer="layout" svg:width="3.481cm" svg:height="0.4cm" svg:x="21.715cm" svg:y="3.9cm">
          <text:p text:style-name="P3"><text:span text:style-name="T2"><text:s text:c="3"/></text:span><text:span text:style-name="T2">.struct zone_struc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6" xml:id="id32" draw:id="id32" draw:layer="layout" svg:width="3.481cm" svg:height="0.4cm" svg:x="21.7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" xml:id="id37" draw:id="id37" draw:layer="layout" svg:width="3.481cm" svg:height="0.4cm" svg:x="21.7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" draw:layer="layout" svg:width="3.481cm" svg:height="0.4cm" svg:x="21.715cm" svg:y="4.701cm">
          <text:p text:style-name="P3"><text:span text:style-name="T2"><text:s text:c="6"/></text:span><text:span text:style-name="T2">.free_are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7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xml:id="id34" draw:id="id34" draw:layer="layout" svg:width="3.481cm" svg:height="0.4cm" svg:x="21.7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" draw:layer="layout" svg:width="3.481cm" svg:height="0.4cm" svg:x="21.7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draw:layer="layout" svg:width="3.48cm" svg:height="0.4cm" svg:x="21.7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5" draw:text-style-name="P7" draw:layer="layout" svg:x1="19.087cm" svg:y1="7.191cm" svg:x2="21.715cm" svg:y2="4.5cm" draw:start-shape="id31" draw:start-glue-point="1" draw:end-shape="id32" svg:d="M19087 7191h1314v-2691h1314" svg:viewBox="0 0 2629 2692">
          <text:p/>
        </draw:connector>
        <draw:connector draw:style-name="gr85" draw:text-style-name="P7" draw:layer="layout" draw:line-skew="0.499cm" svg:x1="19.086cm" svg:y1="5.19cm" svg:x2="21.715cm" svg:y2="5.301cm" draw:start-shape="id33" draw:start-glue-point="1" draw:end-shape="id34" draw:end-glue-point="3" svg:d="M19086 5190h1814v111h815" svg:viewBox="0 0 2630 112">
          <text:p/>
        </draw:connector>
        <draw:custom-shape draw:style-name="gr176" draw:text-style-name="P4" draw:layer="layout" svg:width="3.481cm" svg:height="0.4cm" svg:x="21.7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35" draw:id="id35" draw:layer="layout" svg:width="3.481cm" svg:height="0.4cm" svg:x="21.7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7cm" svg:y1="3.7cm" svg:x2="17.443cm" svg:y2="4.59cm" draw:start-shape="id35" draw:start-glue-point="3" draw:end-shape="id36" draw:end-glue-point="0" svg:d="M21700 3700h-4257v890" svg:viewBox="0 0 4258 891">
          <text:p/>
        </draw:connector>
        <draw:custom-shape draw:style-name="gr178" draw:text-style-name="P4" draw:layer="layout" svg:width="3.286cm" svg:height="0.4cm" svg:x="26.214cm" svg:y="3.9cm">
          <text:p text:style-name="P3"><text:span text:style-name="T2"><text:s text:c="3"/></text:span><text:span text:style-name="T2">.struct zone_struc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26.214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6cm" svg:height="0.4cm" svg:x="26.214cm" svg:y="6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26.214cm" svg:y="4.701cm">
          <text:p text:style-name="P3"><text:span text:style-name="T2"><text:s text:c="6"/></text:span><text:span text:style-name="T2">.free_are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26.214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26.214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26.214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5cm" svg:height="0.4cm" svg:x="26.215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xml:id="id38" draw:id="id38" draw:layer="layout" svg:width="3.286cm" svg:height="0.4cm" svg:x="26.2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3.286cm" svg:height="0.4cm" svg:x="26.2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5.196cm" svg:y1="8.901cm" svg:x2="26.2cm" svg:y2="3.3cm" draw:start-shape="id37" draw:start-glue-point="1" draw:end-shape="id38" draw:end-glue-point="3" svg:d="M25196 8901h502v-5601h502" svg:viewBox="0 0 1005 5602">
          <text:p/>
        </draw:connector>
        <draw:custom-shape draw:style-name="gr188" draw:text-style-name="P4" draw:layer="layout" svg:width="3.481cm" svg:height="0.4cm" svg:x="21.716cm" svg:y="6.301cm">
          <text:p text:style-name="P3"><text:span text:style-name="T2"><text:s text:c="3"/></text:span><text:span text:style-name="T2">.struct zone_struc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draw:layer="layout" svg:width="3.481cm" svg:height="0.4cm" svg:x="21.718cm" svg:y="6.702cm">
          <text:p text:style-name="P3"><text:span text:style-name="T2"><text:s text:c="3"/></text:span><text:span text:style-name="T2">.struct zone_struc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draw:layer="layout" svg:width="4.7cm" svg:height="1.8cm" svg:x="18.6cm" svg:y="0.6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528.6534779834 31674.40310938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1" draw:text-style-name="P4" draw:layer="layout" svg:width="3.481cm" svg:height="0.4cm" svg:x="21.7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4" draw:layer="layout" svg:width="3.481cm" svg:height="0.4cm" svg:x="21.7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3.481cm" svg:height="0.4cm" svg:x="21.7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481cm" svg:height="0.4cm" svg:x="21.7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4" draw:layer="layout" svg:width="3.286cm" svg:height="0.4cm" svg:x="1.9cm" svg:y="12.8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xml:id="id44" draw:id="id44" draw:layer="layout" svg:width="3.286cm" svg:height="0.4cm" svg:x="1.9cm" svg:y="13.2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.9cm" svg:y="14.0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xml:id="id40" draw:id="id40" draw:layer="layout" svg:width="3.286cm" svg:height="0.4cm" svg:x="1.9cm" svg:y="14.4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13.6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xml:id="id42" draw:id="id42" draw:layer="layout" svg:width="3.286cm" svg:height="0.4cm" svg:x="1.9cm" svg:y="14.8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5cm" svg:height="0.4cm" svg:x="1.9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202" draw:text-style-name="P4" xml:id="id41" draw:id="id41" draw:layer="layout" svg:width="3.286cm" svg:height="0.4cm" svg:x="6.401cm" svg:y="12.8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3.286cm" svg:height="0.4cm" svg:x="6.401cm" svg:y="13.2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6.401cm" svg:y="14.0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3.286cm" svg:height="0.4cm" svg:x="6.401cm" svg:y="14.4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3.286cm" svg:height="0.4cm" svg:x="6.401cm" svg:y="13.6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3.286cm" svg:height="0.4cm" svg:x="6.401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3.286cm" svg:height="0.4cm" svg:x="6.401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3.285cm" svg:height="0.4cm" svg:x="6.402cm" svg:y="15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4.601cm" svg:x2="6.401cm" svg:y2="13.001cm" draw:start-shape="id40" draw:start-glue-point="1" draw:end-shape="id41" draw:end-glue-point="3" svg:d="M5186 14601h608v-1600h607" svg:viewBox="0 0 1216 1601">
          <text:p/>
        </draw:connector>
        <draw:custom-shape draw:style-name="gr209" draw:text-style-name="P4" xml:id="id43" draw:id="id43" draw:layer="layout" svg:width="3.6cm" svg:height="0.4cm" svg:x="1.8cm" svg:y="16.2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3.6cm" svg:height="0.4cm" svg:x="1.8cm" svg:y="16.6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3.6cm" svg:height="0.4cm" svg:x="1.8cm" svg:y="17.5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3.6cm" svg:height="0.4cm" svg:x="1.8cm" svg:y="17.0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5.001cm" svg:x2="1.8cm" svg:y2="16.499cm" draw:start-shape="id42" draw:start-glue-point="3" draw:end-shape="id43" draw:end-glue-point="3" svg:d="M1900 15001h-601v1498h501" svg:viewBox="0 0 602 1499">
          <text:p/>
        </draw:connector>
        <draw:custom-shape draw:style-name="gr213" draw:text-style-name="P4" xml:id="id45" draw:id="id45" draw:layer="layout" svg:width="3.286cm" svg:height="0.4cm" svg:x="1.9cm" svg:y="9.6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3.286cm" svg:height="0.4cm" svg:x="1.9cm" svg:y="10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.9cm" svg:y="10.8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xml:id="id21" draw:id="id21" draw:layer="layout" svg:width="3.286cm" svg:height="0.4cm" svg:x="1.9cm" svg:y="11.2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3.286cm" svg:height="0.4cm" svg:x="1.9cm" svg:y="10.4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3.286cm" svg:height="0.4cm" svg:x="1.9cm" svg:y="11.6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3.4cm" svg:x2="1.9cm" svg:y2="9.8cm" draw:start-shape="id44" draw:start-glue-point="3" draw:end-shape="id45" svg:d="M1900 13400h-501v-3600h501" svg:viewBox="0 0 502 3601">
          <text:p/>
        </draw:connector>
        <draw:custom-shape draw:style-name="gr218" draw:text-style-name="P4" draw:layer="layout" svg:width="3.286cm" svg:height="0.4cm" svg:x="6.314cm" svg:y="9.5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6" xml:id="id46" draw:id="id46" draw:layer="layout" svg:width="3.286cm" svg:height="0.4cm" svg:x="6.314cm" svg:y="9.9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6cm" svg:height="0.4cm" svg:x="6.314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" draw:layer="layout" svg:width="3.286cm" svg:height="0.4cm" svg:x="6.314cm" svg:y="1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3.286cm" svg:height="0.4cm" svg:x="6.314cm" svg:y="1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draw:layer="layout" svg:width="3.286cm" svg:height="0.4cm" svg:x="6.314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314cm" svg:y1="10.199cm" svg:x2="5.186cm" svg:y2="9.8cm" draw:start-shape="id46" draw:start-glue-point="3" draw:end-shape="id45" draw:end-glue-point="1" svg:d="M6314 10199h-563v-399h-565" svg:viewBox="0 0 1129 400">
          <text:p/>
        </draw:connector>
        <draw:custom-shape draw:style-name="gr223" draw:text-style-name="P4" draw:layer="layout" svg:width="2.547cm" svg:height="0.4cm" svg:x="11.053cm" svg:y="10.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2.547cm" svg:height="0.4cm" svg:x="11.052cm" svg:y="13.2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11.052cm" svg:y="1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2.547cm" svg:height="0.4cm" svg:x="11.052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2.547cm" svg:height="0.4cm" svg:x="11.052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2.547cm" svg:height="0.4cm" svg:x="11.052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11.05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11.05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11.05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11.052cm" svg:y="16.4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11cm" svg:y="15.6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11.052cm" svg:y="1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11.052cm" svg:y="17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7cm" svg:height="0.4cm" svg:x="11.053cm" svg:y="17.2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7cm" svg:height="0.4cm" svg:x="11.052cm" svg:y="11.2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11.052cm" svg:y="12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7cm" svg:height="0.4cm" svg:x="11.05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7cm" svg:height="0.4cm" svg:x="11.05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" draw:layer="layout" svg:width="2.547cm" svg:height="0.4cm" svg:x="11.052cm" svg:y="1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7" draw:layer="layout" svg:width="0.6cm" svg:height="4.4cm" svg:x="13.7cm" svg:y="13.2cm">
          <text:p text:style-name="P3"><text:span text:style-name="T2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0" draw:text-style-name="P13" draw:layer="layout" svg:width="0.6cm" svg:height="1.999cm" svg:x="13.667cm" svg:y="11.201cm">
          <text:p text:style-name="P3"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1" draw:text-style-name="P4" draw:layer="layout" svg:width="3.286cm" svg:height="0.4cm" svg:x="15.763cm" svg:y="13.7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xml:id="id47" draw:id="id47" draw:layer="layout" svg:width="3.286cm" svg:height="0.4cm" svg:x="15.763cm" svg:y="14.1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6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6" draw:layer="layout" svg:width="3.286cm" svg:height="0.4cm" svg:x="15.763cm" svg:y="14.5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48" draw:id="id48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6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9cm" svg:y1="14.305cm" svg:x2="20.853cm" svg:y2="14.1cm" draw:start-shape="id47" draw:start-glue-point="1" draw:end-shape="id48" draw:end-glue-point="3" svg:d="M19049 14305h902v-205h902" svg:viewBox="0 0 1805 206">
          <text:p/>
        </draw:connector>
        <draw:custom-shape draw:style-name="gr253" draw:text-style-name="P5" draw:layer="layout" svg:width="3.7cm" svg:height="1.8cm" svg:x="23.7cm" svg:y="14.3cm">
          <text:p text:style-name="P3"><text:span text:style-name="T2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54" draw:text-style-name="P11" draw:layer="layout" svg:width="2.548cm" svg:height="0.4cm" svg:x="16.952cm" svg:y="18.7cm">
            <text:p text:style-name="P10"><text:span text:style-name="T2">交换设备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5" draw:text-style-name="P6" draw:layer="layout" svg:width="2.548cm" svg:height="0.4cm" svg:x="16.952cm" svg:y="19.1cm">
            <text:p text:style-name="P3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6" draw:text-style-name="P6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7" draw:text-style-name="P6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8" draw:text-style-name="P6" draw:layer="layout" svg:width="2.548cm" svg:height="0.4cm" svg:x="13.853cm" svg:y="18.701cm">
            <text:p text:style-name="P3"><text:span text:style-name="T2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9" draw:text-style-name="P4" draw:layer="layout" svg:width="2.548cm" svg:height="0.4cm" svg:x="20.153cm" svg:y="18.701cm">
            <text:p text:style-name="P3"><text:span text:style-name="T2">交换设备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0" draw:text-style-name="P6" draw:layer="layout" svg:width="2.548cm" svg:height="0.4cm" svg:x="20.153cm" svg:y="19.101cm">
            <text:p text:style-name="P3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1" draw:text-style-name="P6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2" draw:text-style-name="P6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3" draw:text-style-name="P14" draw:layer="layout" svg:width="3.286cm" svg:height="0.4cm" svg:x="26.215cm" svg:y="8.202cm">
          <text:p text:style-name="P3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14" draw:layer="layout" svg:width="3.286cm" svg:height="0.4cm" svg:x="26.215cm" svg:y="7.801cm">
          <text:p text:style-name="P3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4" draw:layer="layout" svg:width="3.286cm" svg:height="0.4cm" svg:x="21.8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3.286cm" svg:height="0.4cm" svg:x="21.8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21.8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6" draw:layer="layout" svg:width="3.286cm" svg:height="0.4cm" svg:x="21.8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15" draw:layer="layout" svg:width="3.286cm" svg:height="0.4cm" svg:x="21.815cm" svg:y="10cm">
          <text:p text:style-name="P3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5" draw:layer="layout" svg:width="3.7cm" svg:height="1.8cm" svg:x="25.4cm" svg:y="9.9cm">
          <text:p text:style-name="P3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63" draw:text-style-name="P7" draw:layer="layout" svg:x1="22.6cm" svg:y1="2.3cm" svg:x2="22.6cm" svg:y2="9.6cm">
          <text:p/>
        </draw:line>
      </draw:page>
      <draw:page draw:name="page4" draw:style-name="dp1" draw:master-page-name="Default">
        <draw:custom-shape draw:style-name="gr271" draw:text-style-name="P6" xml:id="id49" draw:id="id49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3" draw:text-style-name="P7" draw:layer="layout" svg:x1="1.8cm" svg:y1="0.8cm" svg:x2="1.8cm" svg:y2="17.5cm">
          <text:p/>
        </draw:line>
        <draw:custom-shape draw:style-name="gr272" draw:text-style-name="P6" xml:id="id50" draw:id="id50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49" draw:start-glue-point="1" draw:end-shape="id50" draw:end-glue-point="3" svg:d="M13400 6604h601v-2154h599" svg:viewBox="0 0 1201 2155">
          <text:p/>
        </draw:connector>
      </draw:page>
      <draw:page draw:name="page5" draw:style-name="dp1" draw:master-page-name="Default">
        <draw:custom-shape draw:style-name="gr273" draw:text-style-name="P6" xml:id="id59" draw:id="id59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xml:id="id60" draw:id="id60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4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4" draw:layer="layout" svg:width="3.213cm" svg:height="0.4cm" svg:x="22.935cm" svg:y="2.998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4" xml:id="id56" draw:id="id56" draw:layer="layout" svg:width="3.213cm" svg:height="0.4cm" svg:x="22.935cm" svg:y="4.599cm">
          <text:p text:style-name="P10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.213cm" svg:height="0.4cm" svg:x="22.935cm" svg:y="4.999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6" xml:id="id51" draw:id="id51" draw:layer="layout" svg:width="3.212cm" svg:height="0.4cm" svg:x="22.936cm" svg:y="5.401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4" xml:id="id54" draw:id="id54" draw:layer="layout" svg:width="3.285cm" svg:height="0.4cm" svg:x="16cm" svg:y="2.897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xml:id="id57" draw:id="id57" draw:layer="layout" svg:width="3.285cm" svg:height="0.4cm" svg:x="16cm" svg:y="3.297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draw:layer="layout" svg:width="3.285cm" svg:height="0.4cm" svg:x="16cm" svg:y="4.098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85cm" svg:height="0.4cm" svg:x="16cm" svg:y="4.498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6" draw:layer="layout" svg:width="3.285cm" svg:height="0.4cm" svg:x="16cm" svg:y="3.697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3" draw:text-style-name="P16" draw:layer="layout" svg:x1="21.8cm" svg:y1="4.601cm" svg:x2="23.122cm" svg:y2="4.601cm">
          <text:p/>
        </draw:line>
        <draw:line draw:style-name="gr163" draw:text-style-name="P16" draw:layer="layout" svg:x1="21.8cm" svg:y1="3.001cm" svg:x2="23.122cm" svg:y2="3.001cm">
          <text:p/>
        </draw:line>
        <draw:line draw:style-name="gr291" draw:text-style-name="P16" draw:layer="layout" svg:x1="22.269cm" svg:y1="3.001cm" svg:x2="22.269cm" svg:y2="4.601cm">
          <text:p text:style-name="P8"><text:span text:style-name="T5">着色区</text:span></text:p>
        </draw:line>
        <draw:custom-shape draw:style-name="gr292" draw:text-style-name="P4" draw:layer="layout" svg:width="3.213cm" svg:height="0.4cm" svg:x="22.936cm" svg:y="6.2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1" draw:layer="layout" svg:width="3.213cm" svg:height="0.4cm" svg:x="22.936cm" svg:y="6.601cm">
          <text:p text:style-name="P10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4" xml:id="id52" draw:id="id52" draw:layer="layout" svg:width="3.213cm" svg:height="0.4cm" svg:x="22.935cm" svg:y="6.999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51" draw:start-glue-point="1" draw:end-shape="id52" draw:end-glue-point="1" svg:d="M26148 5601h502v1598h-502" svg:viewBox="0 0 503 1599">
          <text:p/>
        </draw:connector>
        <draw:custom-shape draw:style-name="gr296" draw:text-style-name="P11" draw:layer="layout" svg:width="3.285cm" svg:height="0.4cm" svg:x="16cm" svg:y="6.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draw:layer="layout" svg:width="3.285cm" svg:height="0.4cm" svg:x="16cm" svg:y="7.80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6" draw:layer="layout" svg:width="3.285cm" svg:height="0.4cm" svg:x="16cm" svg:y="8.20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draw:layer="layout" svg:width="3.285cm" svg:height="0.4cm" svg:x="16cm" svg:y="6.6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6" draw:layer="layout" svg:width="3.285cm" svg:height="0.4cm" svg:x="16cm" svg:y="8.60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16cm" svg:y="9.00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1" draw:layer="layout" svg:width="3.285cm" svg:height="0.4cm" svg:x="16cm" svg:y="9.401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11" draw:layer="layout" svg:width="3.285cm" svg:height="0.4cm" svg:x="16cm" svg:y="9.802cm">
          <text:p text:style-name="P10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16cm" svg:y="6.601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xml:id="id53" draw:id="id53" draw:layer="layout" svg:width="3.285cm" svg:height="0.4cm" svg:x="16cm" svg:y="7.002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xml:id="id55" draw:id="id55" draw:layer="layout" svg:width="3.285cm" svg:height="0.4cm" svg:x="16cm" svg:y="7.402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53" draw:start-glue-point="1" draw:end-shape="id54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55" draw:start-glue-point="1" draw:end-shape="id56" draw:end-glue-point="3" svg:d="M19285 7602h1825v-2803h1825" svg:viewBox="0 0 3651 2804">
          <text:p/>
        </draw:connector>
        <draw:custom-shape draw:style-name="gr306" draw:text-style-name="P6" xml:id="id58" draw:id="id58" draw:layer="layout" svg:width="3.212cm" svg:height="0.4cm" svg:x="22.937cm" svg:y="5.802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57" draw:start-glue-point="1" draw:end-shape="id58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59" draw:start-glue-point="2" draw:end-shape="id60" draw:end-glue-point="0" svg:d="M6699 2800v355h1v354" svg:viewBox="0 0 2 710">
          <text:p/>
        </draw:connector>
        <draw:custom-shape draw:style-name="gr307" draw:text-style-name="P6" xml:id="id61" draw:id="id61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60" draw:start-glue-point="2" draw:end-shape="id61" draw:end-glue-point="0" svg:d="M6700 9200v609" svg:viewBox="0 0 1 610">
          <text:p/>
        </draw:connector>
      </draw:page>
      <draw:page draw:name="page6" draw:style-name="dp1" draw:master-page-name="Default">
        <draw:custom-shape draw:style-name="gr308" draw:text-style-name="P6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" xml:id="id63" draw:id="id63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6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xml:id="id66" draw:id="id66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5" xml:id="id62" draw:id="id62" draw:layer="layout" svg:width="3.213cm" svg:height="0.4cm" svg:x="10.6cm" svg:y="1.3cm">
          <text:p text:style-name="P3"><text:span text:style-name="T3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62" draw:start-glue-point="3" draw:end-shape="id63" draw:end-glue-point="3" svg:d="M10600 1500h-502v700h515" svg:viewBox="0 0 516 701">
          <text:p/>
        </draw:connector>
        <draw:custom-shape draw:style-name="gr311" draw:text-style-name="P6" xml:id="id64" draw:id="id64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4" xml:id="id65" draw:id="id65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xml:id="id68" draw:id="id68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64" draw:start-glue-point="3" draw:end-shape="id65" draw:end-glue-point="3" svg:d="M10613 3802h-515v1098h502" svg:viewBox="0 0 516 1099">
          <text:p/>
        </draw:connector>
        <draw:custom-shape draw:style-name="gr317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" xml:id="id67" draw:id="id67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13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3" draw:text-style-name="P6" xml:id="id69" draw:id="id69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66" draw:start-glue-point="1" draw:end-shape="id67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68" draw:start-glue-point="1" draw:end-shape="id69" draw:end-glue-point="3" svg:d="M13813 5700h1036v-1300h1036" svg:viewBox="0 0 2073 1301">
          <text:p/>
        </draw:connector>
        <draw:line draw:style-name="gr163" draw:text-style-name="P7" draw:layer="layout" svg:x1="15.2cm" svg:y1="2.2cm" svg:x2="16.2cm" svg:y2="2.2cm">
          <text:p/>
        </draw:line>
        <draw:line draw:style-name="gr163" draw:text-style-name="P7" draw:layer="layout" svg:x1="15.2cm" svg:y1="4.2cm" svg:x2="16.2cm" svg:y2="4.2cm">
          <text:p/>
        </draw:line>
        <draw:line draw:style-name="gr291" draw:text-style-name="P17" draw:layer="layout" svg:x1="15.337cm" svg:y1="2.2cm" svg:x2="15.337cm" svg:y2="4.2cm">
          <text:p text:style-name="P8"><text:span text:style-name="T6">size</text:span></text:p>
        </draw:line>
      </draw:page>
      <draw:page draw:name="page7" draw:style-name="dp1" draw:master-page-name="Default">
        <draw:custom-shape draw:style-name="gr327" draw:text-style-name="P6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7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3" draw:text-style-name="P7" draw:layer="layout" svg:x1="3cm" svg:y1="0.5cm" svg:x2="3cm" svg:y2="7.3cm">
          <text:p/>
        </draw:line>
      </draw:page>
      <draw:page draw:name="page8" draw:style-name="dp1" draw:master-page-name="Default">
        <draw:custom-shape draw:style-name="gr328" draw:text-style-name="P4" xml:id="id79" draw:id="id79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71" draw:id="id71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xml:id="id72" draw:id="id72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4" xml:id="id73" draw:id="id73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xml:id="id70" draw:id="id70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xml:id="id82" draw:id="id82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2" draw:text-style-name="P7" draw:layer="layout" draw:type="curve" svg:x1="8.285cm" svg:y1="1cm" svg:x2="10.406cm" svg:y2="1.597cm" draw:start-shape="id70" draw:start-glue-point="1" draw:end-shape="id71" draw:end-glue-point="3" svg:d="M8285 1000c1591 0 531 597 2121 597" svg:viewBox="0 0 2122 598">
          <text:p/>
        </draw:connector>
        <draw:connector draw:style-name="gr342" draw:text-style-name="P7" draw:layer="layout" draw:type="curve" draw:line-skew="0.252cm" svg:x1="10.406cm" svg:y1="1.196cm" svg:x2="8.285cm" svg:y2="0.6cm" draw:start-shape="id72" draw:start-glue-point="3" draw:end-shape="id73" draw:end-glue-point="1" svg:d="M10406 1196c-1212 0-152-596-2121-596" svg:viewBox="0 0 2122 597">
          <text:p/>
        </draw:connector>
        <draw:custom-shape draw:style-name="gr343" draw:text-style-name="P4" xml:id="id81" draw:id="id81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xml:id="id75" draw:id="id75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74" draw:id="id74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xml:id="id85" draw:id="id85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77" draw:id="id77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2" draw:text-style-name="P7" draw:layer="layout" draw:type="curve" svg:x1="10.406cm" svg:y1="1.597cm" svg:x2="10.408cm" svg:y2="5.099cm" draw:start-shape="id71" draw:start-glue-point="3" draw:end-shape="id74" draw:end-glue-point="3" svg:d="M10406 1597c-751 0-752 3502 2 3502" svg:viewBox="0 0 566 3503">
          <text:p/>
        </draw:connector>
        <draw:custom-shape draw:style-name="gr349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xml:id="id76" draw:id="id76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4" draw:id="id94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xml:id="id92" draw:id="id92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2" draw:text-style-name="P7" draw:layer="layout" draw:type="curve" svg:x1="13.9cm" svg:y1="4.298cm" svg:x2="15.708cm" svg:y2="4.9cm" draw:start-shape="id75" draw:start-glue-point="1" draw:end-shape="id76" draw:end-glue-point="3" svg:d="M13900 4298c1357 0 454 602 1808 602" svg:viewBox="0 0 1809 603">
          <text:p/>
        </draw:connector>
        <draw:connector draw:style-name="gr342" draw:text-style-name="P7" draw:layer="layout" draw:type="curve" svg:x1="10.408cm" svg:y1="4.698cm" svg:x2="8.285cm" svg:y2="0.6cm" draw:start-shape="id77" draw:start-glue-point="3" draw:end-shape="id73" draw:end-glue-point="1" svg:d="M10408 4698c-1591 0-530-4098-2123-4098" svg:viewBox="0 0 2124 4099">
          <text:p/>
        </draw:connector>
        <draw:custom-shape draw:style-name="gr355" draw:text-style-name="P6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5" draw:id="id95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xml:id="id78" draw:id="id78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xml:id="id80" draw:id="id80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2" draw:text-style-name="P7" draw:layer="layout" draw:type="curve" draw:line-skew="1.496cm" svg:x1="3.601cm" svg:y1="3.7cm" svg:x2="10.406cm" svg:y2="0.396cm" draw:start-shape="id78" draw:start-glue-point="1" draw:end-shape="id79" draw:end-glue-point="3" svg:d="M3601 3700c7348 0 3946-3304 6805-3304" svg:viewBox="0 0 6806 3305">
          <text:p/>
        </draw:connector>
        <draw:connector draw:style-name="gr342" draw:text-style-name="P7" draw:layer="layout" draw:type="curve" svg:x1="3.601cm" svg:y1="4.097cm" svg:x2="10.408cm" svg:y2="3.898cm" draw:start-shape="id80" draw:start-glue-point="1" draw:end-shape="id81" draw:end-glue-point="3" svg:d="M3601 4097c5106 0 1703-199 6807-199" svg:viewBox="0 0 6808 200">
          <text:p/>
        </draw:connector>
        <draw:custom-shape draw:style-name="gr365" draw:text-style-name="P4" xml:id="id83" draw:id="id83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6" xml:id="id84" draw:id="id84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1" draw:id="id91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82" draw:start-glue-point="3" draw:end-shape="id83" draw:end-glue-point="3" svg:d="M4793 1400c-751 0-752 4401 1 4401" svg:viewBox="0 0 565 4402">
          <text:p/>
        </draw:connector>
        <draw:custom-shape draw:style-name="gr371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xml:id="id89" draw:id="id89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xml:id="id87" draw:id="id87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84" draw:start-glue-point="1" svg:d="M8286 6201c1209 0 655 1497 1109 1497" svg:viewBox="0 0 1110 1498">
          <text:p/>
        </draw:connector>
        <draw:custom-shape draw:style-name="gr372" draw:text-style-name="P19" draw:layer="layout" svg:width="2.999cm" svg:height="1.5cm" svg:x="13.5cm" svg:y="7.4cm">
          <text:p text:style-name="P18"><text:span text:style-name="T8">bitmap</text:span><text:span text:style-name="T8">中每个</text:span><text:span text:style-name="T8">bit</text:span><text:span text:style-name="T8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2" draw:text-style-name="P19" xml:id="id86" draw:id="id86" draw:layer="layout" svg:width="2.999cm" svg:height="1.5cm" svg:x="15.9cm" svg:y="2.3cm">
          <text:p text:style-name="P18"><text:span text:style-name="T8">pool_max</text:span><text:span text:style-name="T8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85" draw:start-glue-point="1" draw:end-shape="id86" draw:end-glue-point="3" svg:d="M13900 5499h502v-949h-244v-1500h1742" svg:viewBox="0 0 2001 2450">
          <text:p/>
        </draw:connector>
        <draw:custom-shape draw:style-name="gr373" draw:text-style-name="P20" xml:id="id88" draw:id="id88" draw:layer="layout" svg:width="2.6cm" svg:height="1cm" svg:x="12.7cm" svg:y="9.1cm">
          <text:p text:style-name="P18"><text:span text:style-name="T9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4" draw:text-style-name="P22" xml:id="id93" draw:id="id93" draw:layer="layout" svg:width="2.6cm" svg:height="1cm" svg:x="12.7cm" svg:y="10.1cm">
          <text:p text:style-name="P21"><text:span text:style-name="T10">页面</text:span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5" draw:text-style-name="P22" xml:id="id90" draw:id="id90" draw:layer="layout" svg:width="2.6cm" svg:height="1cm" svg:x="12.7cm" svg:y="12.1cm">
          <text:p text:style-name="P21"><text:span text:style-name="T10">页面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87" draw:start-glue-point="2" draw:end-shape="id88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89" draw:start-glue-point="2" draw:end-shape="id90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91" draw:start-glue-point="1" draw:end-shape="id88" svg:d="M8286 7002c3312 0 1105 2598 4414 2598" svg:viewBox="0 0 4415 2599">
          <text:p/>
        </draw:connector>
        <draw:custom-shape draw:style-name="gr376" draw:text-style-name="P22" draw:layer="layout" svg:width="2.6cm" svg:height="1cm" svg:x="12.7cm" svg:y="11.1cm">
          <text:p text:style-name="P21"><text:span text:style-name="T10">页面</text:span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92" draw:start-glue-point="1" draw:end-shape="id93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94" draw:start-glue-point="1" draw:end-shape="id93" draw:end-glue-point="1" svg:d="M19200 5701h502v4899h-4402" svg:viewBox="0 0 4403 4900">
          <text:p/>
        </draw:connector>
        <draw:line draw:style-name="gr163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95" draw:start-glue-point="1" draw:end-shape="id73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77" draw:text-style-name="P4" xml:id="id99" draw:id="id99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6" draw:id="id96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6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4" xml:id="id98" draw:id="id98" draw:layer="layout" svg:width="2.592cm" svg:height="0.9cm" svg:x="8.4cm" svg:y="4.096cm">
          <text:p text:style-name="P3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4" xml:id="id97" draw:id="id97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96" draw:start-glue-point="1" draw:end-shape="id97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98" draw:start-glue-point="1" draw:end-shape="id99" draw:end-glue-point="3" svg:d="M10992 4546c838 0 281 1248 1116 1248" svg:viewBox="0 0 1117 1249">
          <text:p/>
        </draw:connector>
        <draw:custom-shape draw:style-name="gr390" draw:text-style-name="P6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6" xml:id="id100" draw:id="id100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4" xml:id="id101" draw:id="id101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00" draw:start-glue-point="1" draw:end-shape="id101" draw:end-glue-point="3" svg:d="M15601 8996c1282 0 428 1300 1709 1300" svg:viewBox="0 0 1710 1301">
          <text:p/>
        </draw:connector>
        <draw:custom-shape draw:style-name="gr399" draw:text-style-name="P6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4" xml:id="id102" draw:id="id102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6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6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00" draw:start-glue-point="1" draw:end-shape="id102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0DT21H57M52S</meta:editing-duration>
    <meta:editing-cycles>849</meta:editing-cycles>
    <meta:generator>LibreOffice/5.2.5.1$Windows_x86 LibreOffice_project/0312e1a284a7d50ca85a365c316c7abbf20a4d22</meta:generator>
    <meta:initial-creator>fhy </meta:initial-creator>
    <dc:date>2017-04-01T17:33:03.145000000</dc:date>
    <meta:document-statistic meta:object-count="526"/>
  </office:meta>
</office:document-meta>
</file>